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bcca9"/>
    </style:style>
    <style:style style:name="P2" style:family="paragraph" style:parent-style-name="Heading_20_2">
      <style:text-properties style:text-underline-style="solid" style:text-underline-width="auto" style:text-underline-color="font-color"/>
    </style:style>
    <style:style style:name="P3" style:family="paragraph" style:parent-style-name="Heading_20_2">
      <style:text-properties style:text-underline-style="solid" style:text-underline-width="auto" style:text-underline-color="font-color" officeooo:rsid="000bcca9" officeooo:paragraph-rsid="000bcca9"/>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T1" style:family="text">
      <style:text-properties fo:font-size="22pt" style:font-size-asian="22pt" style:font-size-complex="22pt"/>
    </style:style>
    <style:style style:name="T2" style:family="text">
      <style:text-properties officeooo:rsid="000bcca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OpenAI Personal Assistant - Project Documentation</text:span></text:h>
      <text:p text:style-name="Text_20_body"><text:span text:style-name="T1"/></text:p>
      <text:h text:style-name="P2" text:outline-level="2"><text:span text:style-name="T2">1.</text:span>Introduction</text:h>
      <text:p text:style-name="Text_20_body">The <text:span text:style-name="Strong_20_Emphasis">OpenAI Personal Assistant</text:span> is a console-based C++ application designed to simulate a lightweight, command-driven personal assistant. Built as a foundational AI-inspired project, it brings together three everyday utilities — a weather checker, a calculator, and a financial manager — under a single interactive interface. The user communicates with the assistant through typed commands, and the program responds in real time, mimicking the core idea of an assistant that listens and acts. While it does not integrate actual AI or APIs, it demonstrates how intelligent-seeming systems can be structured using clean, modular C++ code.</text:p>
      <text:p text:style-name="Text_20_body"/>
      <text:h text:style-name="P2" text:outline-level="2"><text:span text:style-name="T2">2.</text:span>C++ Core Concepts Used</text:h>
      <text:p text:style-name="Text_20_body"><text:span text:style-name="Strong_20_Emphasis">Object-Oriented Programming (OOP)</text:span> The <text:span text:style-name="Source_20_Text">FinancialManager</text:span> class demonstrates encapsulation by bundling the balance data and its related operations (<text:span text:style-name="Source_20_Text">deposit</text:span>, <text:span text:style-name="Source_20_Text">withdraw</text:span>) into a single reusable object.</text:p>
      <text:p text:style-name="Text_20_body"><text:span text:style-name="Strong_20_Emphasis">Functions &amp; Modularity</text:span> The calculator logic is broken into separate functions — <text:span text:style-name="Source_20_Text">add()</text:span>, <text:span text:style-name="Source_20_Text">subtract()</text:span>, <text:span text:style-name="Source_20_Text">multiply()</text:span>, <text:span text:style-name="Source_20_Text">divide()</text:span> — following the single-responsibility principle, making the code clean and maintainable.</text:p>
      <text:p text:style-name="Text_20_body"><text:span text:style-name="Strong_20_Emphasis">Control Flow</text:span> The program uses a <text:span text:style-name="Source_20_Text">while(true)</text:span> loop to keep the assistant running, combined with <text:span text:style-name="Source_20_Text">if-else</text:span> chains to route commands to the correct module — a fundamental pattern in command-driven systems.</text:p>
      <text:p text:style-name="Text_20_body"><text:span text:style-name="Strong_20_Emphasis">Input/Output Streams</text:span> <text:span text:style-name="Source_20_Text">std::cin</text:span> and <text:span text:style-name="Source_20_Text">std::cout</text:span> handle all user interaction, demonstrating standard console I/O in C++.</text:p>
      <text:p text:style-name="Text_20_body"><text:span text:style-name="Strong_20_Emphasis">Error Handling</text:span> Basic runtime errors are handled gracefully — division by zero is caught and reported, and insufficient funds trigger a warning instead of crashing.</text:p>
      <text:p text:style-name="Text_20_body"><text:span text:style-name="Strong_20_Emphasis">String Comparison</text:span> <text:span text:style-name="Source_20_Text">std::string</text:span> is used to read and compare user commands, showcasing string handling in C++ without relying on legacy C-style character arrays.</text:p>
      <text:p text:style-name="Text_20_body"/>
      <text:h text:style-name="Heading_20_2" text:outline-level="2"><text:soft-page-break/></text:h>
      <text:h text:style-name="P2" text:outline-level="2"><text:span text:style-name="T2">3.</text:span>Limitations</text:h>
      <text:list text:style-name="L1">
        <text:list-item>
          <text:p text:style-name="P5"><text:span text:style-name="Strong_20_Emphasis">No real AI or API integration</text:span> — the weather feature returns a hardcoded "Sunny" response with no actual data. </text:p>
        </text:list-item>
        <text:list-item>
          <text:p text:style-name="P5"><text:span text:style-name="Strong_20_Emphasis">No data persistence</text:span> — the financial balance resets to zero every time the program is closed; nothing is saved to a file or database. </text:p>
        </text:list-item>
        <text:list-item>
          <text:p text:style-name="P5"><text:span text:style-name="Strong_20_Emphasis">Single-user session</text:span> — there is no login system or user profile support. </text:p>
        </text:list-item>
        <text:list-item>
          <text:p text:style-name="P5"><text:span text:style-name="Strong_20_Emphasis">No input validation</text:span> — entering a letter where a number is expected can cause undefined behavior or crash the program. </text:p>
        </text:list-item>
        <text:list-item>
          <text:p text:style-name="P5"><text:span text:style-name="Strong_20_Emphasis">Limited command set</text:span> — only three modules exist; there is no extensible plugin system to easily add new features. </text:p>
        </text:list-item>
        <text:list-item>
          <text:p text:style-name="P4"><text:span text:style-name="Strong_20_Emphasis">Console-only interface</text:span> — no GUI, making it less accessible for non-technical users. </text:p>
          <text:p text:style-name="P4"/>
        </text:list-item>
      </text:list>
      <text:h text:style-name="P3" text:outline-level="2">4.Future Enhancements</text:h>
      <text:list text:style-name="L2">
        <text:list-item>
          <text:p text:style-name="P7"><text:span text:style-name="Strong_20_Emphasis">Real Weather API Integration</text:span> — connect to a live weather API (e.g., OpenWeatherMap) to fetch actual forecasts based on user location. </text:p>
        </text:list-item>
        <text:list-item>
          <text:p text:style-name="P7"><text:span text:style-name="Strong_20_Emphasis">File-Based Data Persistence</text:span> — use file I/O (<text:span text:style-name="Source_20_Text">fstream</text:span>) to save and load the financial balance across sessions. </text:p>
        </text:list-item>
        <text:list-item>
          <text:p text:style-name="P7"><text:span text:style-name="Strong_20_Emphasis">User Authentication</text:span> — add a simple login system with username and password support. </text:p>
        </text:list-item>
        <text:list-item>
          <text:p text:style-name="P7"><text:span text:style-name="Strong_20_Emphasis">Robust Input Validation</text:span> — implement try-catch blocks and input guards to prevent crashes on bad input. </text:p>
        </text:list-item>
        <text:list-item>
          <text:p text:style-name="P7"><text:span text:style-name="Strong_20_Emphasis">Task &amp; Reminder Module</text:span> — allow users to set reminders or to-do lists stored in a local file. </text:p>
        </text:list-item>
        <text:list-item>
          <text:p text:style-name="P7"><text:span text:style-name="Strong_20_Emphasis">Natural Language Parsing</text:span> — replace exact-match commands with basic keyword detection for a more conversational feel. </text:p>
        </text:list-item>
        <text:list-item>
          <text:p text:style-name="P6"><text:span text:style-name="Strong_20_Emphasis">Graphical User Interface</text:span> — migrate to a GUI framework like Qt for a more polished, user-friendly experience. </text:p>
          <text:p text:style-name="P6"/>
        </text:list-item>
      </text:list>
      <text:h text:style-name="P2" text:outline-level="2"><text:span text:style-name="T2">5.</text:span>Conclusion</text:h>
      <text:p text:style-name="Text_20_body">The OpenAI Personal Assistant, though simple in its current form, serves as a strong demonstration of core C++ programming principles applied to a practical, real-world concept. It successfully models how a modular, command-driven system can be structured using OOP, functions, and control flow. With further development — particularly real API integration and persistent storage — this project has the foundation to evolve into a genuinely useful desktop assistant. It is a solid starting point that reflects both technical understanding and creative ambi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6T00:41:03.755188228</meta:creation-date>
    <dc:date>2026-04-06T00:48:29.140136866</dc:date>
    <meta:editing-duration>PT7M26S</meta:editing-duration>
    <meta:editing-cycles>1</meta:editing-cycles>
    <meta:document-statistic meta:table-count="0" meta:image-count="0" meta:object-count="0" meta:page-count="2" meta:paragraph-count="29" meta:word-count="554" meta:character-count="3759" meta:non-whitespace-character-count="3213"/>
    <meta:generator>LibreOffice/24.2.7.2$Linux_X86_64 LibreOffice_project/420$Build-2</meta:generator>
  </office:meta>
</office:document-meta>
</file>